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c742" officeooo:paragraph-rsid="000cc742"/>
    </style:style>
    <style:style style:name="P2" style:family="paragraph" style:parent-style-name="Standard">
      <style:text-properties fo:font-style="normal" officeooo:rsid="000cc742" officeooo:paragraph-rsid="000cc742" style:font-style-asian="normal" style:font-style-complex="normal"/>
    </style:style>
    <style:style style:name="P3" style:family="paragraph" style:parent-style-name="Standard" style:list-style-name="L1">
      <style:text-properties officeooo:paragraph-rsid="000cc742"/>
    </style:style>
    <style:style style:name="P4" style:family="paragraph" style:parent-style-name="Standard" style:list-style-name="L1">
      <style:text-properties officeooo:rsid="000cc742" officeooo:paragraph-rsid="000cc742"/>
    </style:style>
    <style:style style:name="P5" style:family="paragraph" style:parent-style-name="Standard">
      <style:text-properties officeooo:rsid="000cc742" officeooo:paragraph-rsid="000f5f04"/>
    </style:style>
    <style:style style:name="P6" style:family="paragraph" style:parent-style-name="Standard">
      <style:text-properties fo:font-style="normal" officeooo:rsid="000cc742" officeooo:paragraph-rsid="000cc742"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cc742" style:font-style-asian="italic" style:font-style-complex="italic"/>
    </style:style>
    <style:style style:name="T3" style:family="text">
      <style:text-properties fo:font-style="italic" fo:font-weight="normal" officeooo:rsid="000f5f04" style:font-style-asian="italic" style:font-weight-asian="normal" style:font-style-complex="italic" style:font-weight-complex="normal"/>
    </style:style>
    <style:style style:name="T4" style:family="text">
      <style:text-properties fo:font-style="italic" style:text-underline-style="none" fo:font-weight="normal" officeooo:rsid="000f5f04"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0cc742" style:font-style-asian="normal" style:font-style-complex="normal"/>
    </style:style>
    <style:style style:name="T7" style:family="text">
      <style:text-properties officeooo:rsid="000e2273"/>
    </style:style>
    <style:style style:name="T8" style:family="text">
      <style:text-properties officeooo:rsid="000f5f04"/>
    </style:style>
    <style:style style:name="T9" style:family="text">
      <style:text-properties fo:font-weight="bold" officeooo:rsid="000f5f04" style:font-weight-asian="bold" style:font-weight-complex="bold"/>
    </style:style>
    <style:style style:name="T10" style:family="text">
      <style:text-properties fo:font-weight="normal" officeooo:rsid="000f5f04"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normal" officeooo:rsid="000f5f04"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signment 2B Report</text:p>
      <text:p text:style-name="Subtitle"><text:span text:style-name="T7">By Jose Eduardo Soto SID#5673</text:span><text:line-break/></text:p>
      <text:p text:style-name="P5"><text:tab/>The strategy to solve the problem was to continue from the Assignment 2A code that was already developed. </text:p>
      <text:p text:style-name="P5"/>
      <text:p text:style-name="P5"><text:tab/><text:span text:style-name="T8">The first task was to figure out HOW to add to the code already produced. Eventually the author learned what could be done. </text:span>In every line of code that required to use the TCP connection was replaced with a new module called <text:span text:style-name="T1">ReliableDataTransfer(RDT). </text:span><text:span text:style-name="T5">The responsibility of the module was to implement the GBN and SR algorithms. </text:span></text:p>
      <text:p text:style-name="P2"/>
      <text:p text:style-name="P1"><text:span text:style-name="T5"><text:tab/>There are several portions of the FTP application that needed to change. The Client and Server now both are required to state if it will use the GBN or SR algorithms. Rather than extending the </text:span><text:span text:style-name="T1">Socket </text:span><text:span text:style-name="T5">module provided, the author decided the </text:span><text:span text:style-name="T1">RDT </text:span><text:span text:style-name="T5">module be composed of a socket. </text:span></text:p>
      <text:p text:style-name="P2"/>
      <text:p text:style-name="P1"><text:span text:style-name="T5"><text:tab/>Producing the </text:span><text:span text:style-name="T1">RDT </text:span><text:span text:style-name="T5">module ran into multiple challenges: </text:span></text:p>
      <text:list xml:id="list845657349" text:style-name="L1">
        <text:list-item>
          <text:p text:style-name="P3"><text:span text:style-name="T6">The first challenge that occupied the author was how to make the Client and Server connect. Recall that </text:span><text:span text:style-name="T2">connect</text:span><text:span text:style-name="T6"> function now had to be defined by the </text:span><text:span text:style-name="T2">RDT. </text:span><text:span text:style-name="T6">It relates with the </text:span><text:span text:style-name="T2">accept</text:span><text:span text:style-name="T6"> and </text:span><text:span text:style-name="T2">bind </text:span><text:span text:style-name="T6">functions in its requirement and level of difficulty. The authors occupation ran longer than scheduled. After some consideration, the author decided to instantiate the socket as a SOCK_STREAM/TCP type and use the provided </text:span><text:span text:style-name="T2">sendto </text:span><text:span text:style-name="T6">and </text:span><text:span text:style-name="T2">recvfrom </text:span><text:span text:style-name="T6">functions.</text:span></text:p>
        </text:list-item>
        <text:list-item>
          <text:p text:style-name="P4"><text:span text:style-name="T5">The second challenge was to utilize the timer module provided. The author could not find a way to utilize the module to the implementation. Therefore, </text:span><text:span text:style-name="T1">settimeout </text:span><text:span text:style-name="T5">was used. </text:span></text:p>
        </text:list-item>
      </text:list>
      <text:p text:style-name="P2"><text:tab/></text:p>
      <text:p text:style-name="P2"><text:tab/>Once past the two challenges. The author utilized the time left to produce the GBN and SR algorithms. </text:p>
      <text:p text:style-name="P2"><text:tab/></text:p>
      <text:p text:style-name="P2"><text:tab/><text:span text:style-name="T8">GBN chosen first to be implemented. The code was implemented but debugging did not prove productive and still requires more time to complete. As a consequence, SR was not implemented.</text:span></text:p>
      <text:p text:style-name="P2"/>
      <text:p text:style-name="P2"><text:tab/><text:span text:style-name="T9">There is no working software. </text:span><text:span text:style-name="T10">But the usage is simple. Start two seperate terminals and run </text:span><text:span text:style-name="T3">python3 server-ftp.py </text:span><text:span text:style-name="T10">and walk through the prompt. </text:span><text:span text:style-name="T3">Python3 client-ftp.y </text:span><text:span text:style-name="T13">to begin the dialoge. Once begun the program ru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20:23:37.335982653</meta:creation-date>
    <dc:date>2022-03-20T23:53:25.834777171</dc:date>
    <meta:editing-duration>PT9M13S</meta:editing-duration>
    <meta:editing-cycles>4</meta:editing-cycles>
    <meta:generator>LibreOffice/7.2.5.2$Linux_X86_64 LibreOffice_project/20$Build-2</meta:generator>
    <meta:print-date>2022-03-20T23:44:53.225965686</meta:print-date>
    <meta:document-statistic meta:table-count="0" meta:image-count="0" meta:object-count="0" meta:page-count="1" meta:paragraph-count="13" meta:word-count="323" meta:character-count="1943" meta:non-whitespace-character-count="1616"/>
  </office:meta>
</office:document-meta>
</file>